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2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7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Bay Are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363699&amp;seasonid=11612">Clemens, Stefan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521017&amp;seasonid=11612">Robledo, Uriel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94896&amp;seasonid=11612">Martinez, Jose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63704&amp;seasonid=11612">Ayala-Hill, Javier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363849&amp;seasonid=11612">Campbell, Bryce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63846&amp;seasonid=11612">Scheer, Craig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63703&amp;seasonid=11612">Sammy, Yousef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63705&amp;seasonid=11612">Orellana, Luis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63700&amp;seasonid=11612">Hashim, Numi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3847&amp;seasonid=11612">Antunez, Jairo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385239&amp;seasonid=11612">Garcia, Gerardo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a xlink:href="http://majorarenasoccer.stats.pointstreak.com/playerpage.html?playerid=7363851&amp;seasonid=11612">Leslie, Dyla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63845&amp;seasonid=11612">Baires, Jovani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7363850&amp;seasonid=11612">Da Silva, Phi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6502279&amp;seasonid=11612">Pedroza, Javier Francisco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55148&amp;seasonid=11612">Garcia, Cesar</text:a></text:p>
          </table:table-cell>
          <table:table-cell table:style-name="ce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511761&amp;seasonid=11612">Marmolejo, Jerr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591269&amp;seasonid=11612">McKay, Joel</text:a>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502283&amp;seasonid=11612">Martinez, Armando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6494891&amp;seasonid=11612">Kelley, Andrew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62199&amp;seasonid=11612">Robledo, Uriel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317372&amp;seasonid=11612">Morales, Alejandr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6502284&amp;seasonid=11612">Pedroza, Jaso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367116&amp;seasonid=11612">Scheer, Craig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591264&amp;seasonid=11612">Rodriguez, Roland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665720&amp;seasonid=11612">Cervantes, Ramon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591262&amp;seasonid=11612">Herrera, Christia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92128&amp;seasonid=11612">Rodriguez, Abraham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592129&amp;seasonid=11612">Payan, Javie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591267&amp;seasonid=11612">Camacho, Miguel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535698&amp;seasonid=11612">Robledo, Isaac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511760&amp;seasonid=11612">Rojas, Joey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a xlink:href="http://majorarenasoccer.stats.pointstreak.com/playerpage.html?playerid=7592130&amp;seasonid=11612">Robles, jesu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566721&amp;seasonid=11612">Merl, Noah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91268&amp;seasonid=11612">Monge, Oscar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591263&amp;seasonid=11612">Castaneda, Roberto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591266&amp;seasonid=11612">Guzman, Eder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363852&amp;seasonid=11612">Klimenta, Emrah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30404&amp;seasonid=11612">Pina, Manolo</text:a></text:p>
          </table:table-cell>
          <table:table-cell office:value-type="string">
            <text:p>F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63702&amp;seasonid=11612">Ibsen, Zak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693198&amp;seasonid=11612">Koochoie, Bronil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5240&amp;seasonid=11612">Covarrubias, David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11271&amp;seasonid=11612">Shaiwanny, Fardeen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2741&amp;seasonid=11612">Mendez, Jesus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5535&amp;seasonid=11612">Jakubek, Dominik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844&amp;seasonid=11612">Perry, Micha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30403&amp;seasonid=11612">Lomeli, Danie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11763&amp;seasonid=11612">Akbari, Ismail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11273&amp;seasonid=11612">Meza, Ald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8236&amp;seasonid=11612">Middlemiss, Ross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494898&amp;seasonid=11612">Powers, Pat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698&amp;seasonid=11612">Rockenbaugh, Chris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701&amp;seasonid=11612">Hatifie, Ahmad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4886&amp;seasonid=11612">Brioso, Nik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Chicag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625607&amp;seasonid=11612">Martinez, Efrain Wil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6510023&amp;seasonid=11612">Moya, Bryan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510015&amp;seasonid=11612">Vaca, Miguel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9001970&amp;seasonid=11612">Ortega, Luis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493438&amp;seasonid=11612">Sanchez, Victor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6601723&amp;seasonid=11612">Ortiz, Adrian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510016&amp;seasonid=11612">Santillan, Omar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592851&amp;seasonid=11612">Veiga, Guilherme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7365672&amp;seasonid=11612">Parisotto, Aurinei Chic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97427&amp;seasonid=11612">Quiroz, Adan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622477&amp;seasonid=11612">Aranda, David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7365673&amp;seasonid=11612">Sandoval, Joshi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510110&amp;seasonid=11612">Flores, Jesus</text:a></text:p>
          </table:table-cell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6568778&amp;seasonid=11612">Camarena, Alexis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majorarenasoccer.stats.pointstreak.com/playerpage.html?playerid=7397429&amp;seasonid=11612">Penaranda, Dieg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397428&amp;seasonid=11612">Vazquez, Rodolfo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83992&amp;seasonid=11612">Porcayo, Adria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690827&amp;seasonid=11612">Vasquez, Quinti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7581791&amp;seasonid=11612">Garcia, Angel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581792&amp;seasonid=11612">Garcia, Emmanuel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A</text:p>
          </table:table-cell>
          <table:table-cell office:value-type="string">
            <text:p><text:a xlink:href="http://majorarenasoccer.stats.pointstreak.com/playerpage.html?playerid=6625974&amp;seasonid=11612">Santillan, Omar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344689&amp;seasonid=11612">Hernandez, Yermy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22476&amp;seasonid=11612">Paredes, Alejandr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10020&amp;seasonid=11612">Reyes, Carlos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674&amp;seasonid=11612">Mendoza, Jose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Cincinnati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491406&amp;seasonid=11612">Hertsenberg, Eddie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63644&amp;seasonid=11612">Blackburn, Damio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578933&amp;seasonid=11612">Henderson, Gary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507221&amp;seasonid=11612">Fiore, Salvatore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5507230&amp;seasonid=11612">Sarkodie, Kwame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363655&amp;seasonid=11612">Tenhundfeld, Adam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63654&amp;seasonid=11612">Griest, Dan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6525310&amp;seasonid=11612">Shugh, Scott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63643&amp;seasonid=11612">Deyhle, Michael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3657&amp;seasonid=11612">Hansson, Marc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501067&amp;seasonid=11612">Dombrowski, Jared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07227&amp;seasonid=11612">Dobrowolski, Chris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418604&amp;seasonid=11612">Thomas, James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63645&amp;seasonid=11612">Queree, James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512576&amp;seasonid=11612">Moylan, Jak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550481&amp;seasonid=11612">Morman, Chris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96041&amp;seasonid=11612">Smith, Justi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485771&amp;seasonid=11612">Starr, Jamie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385966&amp;seasonid=11612">Blackburn, Damio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512575&amp;seasonid=11612">Cantor, Craig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591276&amp;seasonid=11612">Niklasson, Anto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536365&amp;seasonid=11612">Teepen, Se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54151&amp;seasonid=11612">Hertsenberg, Eddi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12578&amp;seasonid=11612">Dombrowski, Jared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<text:a xlink:href="http://majorarenasoccer.stats.pointstreak.com/playerpage.html?playerid=7536366&amp;seasonid=11612">Hansson, Marc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454150&amp;seasonid=11612">Rodriguez, Chuck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507220&amp;seasonid=11612">Henderson, Jeff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418603&amp;seasonid=11612">Schneider, Colby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63652&amp;seasonid=11612">Black, Chris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96042&amp;seasonid=11612">Labudovski, Tony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24947&amp;seasonid=11612">Whisenhut, Corey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525311&amp;seasonid=11612">Henderson, Joshua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54149&amp;seasonid=11612">Tadele, Kidu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1403&amp;seasonid=11612">Lieberman, Jami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522390&amp;seasonid=11612">Straz, Roge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507226&amp;seasonid=11612">Miller, Sam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14236&amp;seasonid=11612">Breines, Matt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658&amp;seasonid=11612">Satterwhite, David</text:a></text:p>
          </table:table-cell>
          <table:table-cell table:style-name="ce2"/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653&amp;seasonid=11612">Sobers, Travis</text:a></text:p>
          </table:table-cell>
          <table:table-cell table:style-name="ce2"/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Cleveland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5507238&amp;seasonid=11612">Eller, Allen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5584633&amp;seasonid=11612">Ostergren, Stefan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324902&amp;seasonid=11612">Grossman, Josh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501071&amp;seasonid=11612">Gillespie, Steve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24899&amp;seasonid=11612">Green, Mike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24906&amp;seasonid=11612">Bernot, Alex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7364921&amp;seasonid=11612">Johnson, Cameron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24910&amp;seasonid=11612">Jordan, David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602424&amp;seasonid=11612">Kastelic, Louis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365353&amp;seasonid=11612">Ball, Joh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324905&amp;seasonid=11612">Green, Chris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24904&amp;seasonid=11612">Miller, Dea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459752&amp;seasonid=11612">Cancar, Boba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549327&amp;seasonid=11612">Bartulovic, Danny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324901&amp;seasonid=11612">Gulden, Joh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324909&amp;seasonid=11612">Conde, Manuel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5660704&amp;seasonid=11612">Mason, Mike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370577&amp;seasonid=11612">Jordan, David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24908&amp;seasonid=11612">Schmid, Michael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50490&amp;seasonid=11612">Gillespie, Stev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584291&amp;seasonid=11612">Contrascier, Carl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5501081&amp;seasonid=11612">Stolz, Ronnie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324900&amp;seasonid=11612">Petkovic, Mirko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24903&amp;seasonid=11612">Miller, Jared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585&amp;seasonid=11612">Hulings, Ry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31406&amp;seasonid=11612">Patrie, J Marc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24907&amp;seasonid=11612">Cunningham, Scott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Dall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6446093&amp;seasonid=11612">Hernandez, Nestor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502078&amp;seasonid=11612">Lovegrove, Jamie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7397918&amp;seasonid=11612">Mbemba, Franck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86993&amp;seasonid=11612">Arredondo, Gabe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491440&amp;seasonid=11612">Shamu, Patrick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503568&amp;seasonid=11612">Stavrou, Nick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502075&amp;seasonid=11612">Bellomy, Sean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a xlink:href="http://majorarenasoccer.stats.pointstreak.com/playerpage.html?playerid=6502084&amp;seasonid=11612">Videla, Carlos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491432&amp;seasonid=11612">David, Shaun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://majorarenasoccer.stats.pointstreak.com/playerpage.html?playerid=6502081&amp;seasonid=11612">Cavalcante, Ricardinho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755144&amp;seasonid=11612">Schell, Dominic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6540969&amp;seasonid=11612">Ellis, Cody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693198&amp;seasonid=11612">Koochoie, Bronil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6491439&amp;seasonid=11612">Pereira, Renato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1431&amp;seasonid=11612">Couch, Kiley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252593&amp;seasonid=11612">Xavier, Edilson Sagu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65441&amp;seasonid=11612">Dumjovic, Bruno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640571&amp;seasonid=11612">Milosevic, Dejan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558356&amp;seasonid=11612">Ponce, Erick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<text:a xlink:href="http://majorarenasoccer.stats.pointstreak.com/playerpage.html?playerid=6491442&amp;seasonid=11612">Uremovich, Michael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6640574&amp;seasonid=11612">Withers, Mark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6669980&amp;seasonid=11612">Guarda, Brun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02681&amp;seasonid=11612">Da Silva, Paol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6752828&amp;seasonid=11612">Ivo, Arthu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40572&amp;seasonid=11612">Quintana, Kristia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7916&amp;seasonid=11612">Bellomy, Beau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65450&amp;seasonid=11612">Brown, Camero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Detroit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01052&amp;seasonid=11612">Djerisilo, Miki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501050&amp;seasonid=11612">Decu, Costea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507232&amp;seasonid=11612">Djokic, Nik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647238&amp;seasonid=11612">Otieno, Victor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01054&amp;seasonid=11612">Byrd, Aaron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434631&amp;seasonid=11612">Bowman, Zach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5502394&amp;seasonid=11612">Scicluna, Tino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02406&amp;seasonid=11612">Lopes, Ricard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02405&amp;seasonid=11612">Polack, Zane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01059&amp;seasonid=11612">Sampson, Worteh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87027&amp;seasonid=11612">Grba, Michael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07228&amp;seasonid=11612">Ducker, Drew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501048&amp;seasonid=11612">Wilkes, Zack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5501060&amp;seasonid=11612">Quinn, Darrel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498350&amp;seasonid=11612">Kapinos, Joe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392188&amp;seasonid=11612">Mattos, Daniel Martini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5502401&amp;seasonid=11612">Wright, Scotty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5587028&amp;seasonid=11612">Johnson, Matt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501058&amp;seasonid=11612">Scicluna, Dominic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44992&amp;seasonid=11612">Byrd, Aaro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91640&amp;seasonid=11612">Goff, Drou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494881&amp;seasonid=11612">Dragoi, Danny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62196&amp;seasonid=11612">Johnson, Mat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556750&amp;seasonid=11612">Wilkes, Zach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642951&amp;seasonid=11612">Djerisilo, Miki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504578&amp;seasonid=11612">Quinn, Darrel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6635386&amp;seasonid=11612">Halep, Mirsad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9750&amp;seasonid=11612">Kapinos, Jayme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507223&amp;seasonid=11612">Rice, Doug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702103&amp;seasonid=11612">Gatica, Fernand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17711&amp;seasonid=11612">Scicluna, Mari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765209&amp;seasonid=11612">Montague, Rya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2187&amp;seasonid=11612">Lividini, Matt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01051&amp;seasonid=11612">Stark, Tommy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9751&amp;seasonid=11612">Kretschmer, Kevin</text:a></text:p>
          </table:table-cell>
          <table:table-cell table:style-name="ce2"/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Harrisburg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8186&amp;seasonid=11612">Mellor, Tom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8180&amp;seasonid=11612">Fultz, Kenny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8199&amp;seasonid=11612">Witmer, Tyler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498194&amp;seasonid=11612">Schofield, David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642950&amp;seasonid=11612">Teixeira, Val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112123&amp;seasonid=11612">Hall, Chris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6498195&amp;seasonid=11612">Sell, Zachary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468801&amp;seasonid=11612">Forbess, Kaoru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342634&amp;seasonid=11612">Thompson, Danny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498184&amp;seasonid=11612">Kerstetter, Bradley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342636&amp;seasonid=11612">Wolfe, Kevin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342635&amp;seasonid=11612">Malone, Connor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498178&amp;seasonid=11612">Bishop, Sam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6498190&amp;seasonid=11612">Pezon, Geoffrey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468800&amp;seasonid=11612">Lenker, Casey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498196&amp;seasonid=11612">Tyrell, Craig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63194&amp;seasonid=11612">DiPrima, Danny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6498182&amp;seasonid=11612">Johnson, Justi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452517&amp;seasonid=11612">Rohrer, Ryan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7556283&amp;seasonid=11612">Mehl, Timothy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528847&amp;seasonid=11612">Schofield, David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397886&amp;seasonid=11612">Witmer, Tyle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396366&amp;seasonid=11612">Felician, Lester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8197&amp;seasonid=11612">Walters, Mitchell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82101&amp;seasonid=11612">Qaisi, David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5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Illinoi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188839&amp;seasonid=11612">Sabotic, Almin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266527&amp;seasonid=11612">Costakis, Cody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425100&amp;seasonid=11612">Kittrell, Zachary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a xlink:href="http://majorarenasoccer.stats.pointstreak.com/playerpage.html?playerid=7227561&amp;seasonid=11612">Cavka, Ernad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50416&amp;seasonid=11612">Nativo, Nilber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00955&amp;seasonid=11612">Smajic, Muriz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481064&amp;seasonid=11612">Kovacevic, Mirza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498218&amp;seasonid=11612">Hagerty, Alan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411313&amp;seasonid=11612">Bilyeu, JJ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411312&amp;seasonid=11612">Scott, Cory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482791&amp;seasonid=11612">Loberg, Corey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7458997&amp;seasonid=11612">Jones, Andy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468939&amp;seasonid=11612">Sehovic, Tarik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510872&amp;seasonid=11612">Flores, Marco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482794&amp;seasonid=11612">Guzman, Aaro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512470&amp;seasonid=11612">Kranz, Greg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7494855&amp;seasonid=11612">Neira, Steven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6753928&amp;seasonid=11612">Gemoules, Roger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27580&amp;seasonid=11612">Kordic, Damir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78845&amp;seasonid=11612">Ordell, Blak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272244&amp;seasonid=11612">Ibricic, Anel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227559&amp;seasonid=11612">Cavka, Senad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478840&amp;seasonid=11612">Fridal, Jon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188840&amp;seasonid=11612">Hamzabegovic, Denis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8840&amp;seasonid=11612">Anzalone, John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50412&amp;seasonid=11612">Frierdich, Steve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188841&amp;seasonid=11612">Toro, Jaime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5099&amp;seasonid=11612">Schmermund, Richard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78837&amp;seasonid=11612">Anzalone, Chris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78838&amp;seasonid=11612">Bradaric, Ale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5098&amp;seasonid=11612">MacGregor, Ros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43052&amp;seasonid=11612">McCausland, Bryan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82792&amp;seasonid=11612">Nicholson, Chris</text:a>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8996&amp;seasonid=11612">Germic, Selver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478839&amp;seasonid=11612">Crook, Greg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34776&amp;seasonid=11612">Andrews, Ricky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11331&amp;seasonid=11612">Lampert, Doug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8937&amp;seasonid=11612">Bearley, Matt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188843&amp;seasonid=11612">Faulkerson, Jarid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5104&amp;seasonid=11612">Montroy, Doug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68941&amp;seasonid=11612">Balbi, Adam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188842&amp;seasonid=11612">Heryford, Nat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5097&amp;seasonid=11612">Acosta, Andre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01040&amp;seasonid=11612">Gemoules, Roge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00917&amp;seasonid=11612">Abel, Miles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12471&amp;seasonid=11612">Ferron, Garnet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82788&amp;seasonid=11612">Addison, Eric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82790&amp;seasonid=11612">Tostado, Toma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561385&amp;seasonid=11612">Jones, Mike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82793&amp;seasonid=11612">Rulo, Ed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60191&amp;seasonid=11612">Niebruegge, Joh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82795&amp;seasonid=11612">Grote, Jake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82796&amp;seasonid=11612">Reibold, Brad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68732&amp;seasonid=11612">Razwan, Azeem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Las Veg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478377&amp;seasonid=11612">Tovar, Enrique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502282&amp;seasonid=11612">Campos, Ivan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9051656&amp;seasonid=11612">Caceres, Alex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346557&amp;seasonid=11612">Guzman, Eric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426278&amp;seasonid=11612">Sobreira, Ricardo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26280&amp;seasonid=11612">Simental, Ivan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28382&amp;seasonid=11612">Flores, Ald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482485&amp;seasonid=11612">Sesay, Israel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45606&amp;seasonid=11612">Nava, Edgar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85317&amp;seasonid=11612">Powers, David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426277&amp;seasonid=11612">Barbirato, Rodrigo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22703&amp;seasonid=11612">Suarez, Luis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446128&amp;seasonid=11612">Garcia, Rigo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548950&amp;seasonid=11612">Piffer, Lui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table:number-columns-repeated="2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6502024&amp;seasonid=11612">Luna, Ernesto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252596&amp;seasonid=11612">Sanchez, Zeke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283621&amp;seasonid=11612">Tayou, Franck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453307&amp;seasonid=11612">Molina, Jesus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48952&amp;seasonid=11612">Guzman, Eric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48951&amp;seasonid=11612">Sesay, Israel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551037&amp;seasonid=11612">Alencar, Junior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6453309&amp;seasonid=11612">Gonzalez, Felipe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1534&amp;seasonid=11612">Benitez, Nicolas</text:a></text:p>
          </table:table-cell>
          <table:table-cell office:value-type="string">
            <text:p>F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685965&amp;seasonid=11612">Cestari, Everto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12118&amp;seasonid=11612">Da Silva, Rodriginho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902&amp;seasonid=11612">Parks, Reggie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283&amp;seasonid=11612">Martinez, Armand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33495&amp;seasonid=11612">Cable, Micha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346592&amp;seasonid=11612">Garcia, Bert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388730&amp;seasonid=11612">Fitzmaurice, Brian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Mexic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45499&amp;seasonid=11612">Villa, Gerardo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45031&amp;seasonid=11612">Villela, Daniel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45501&amp;seasonid=11612">Rivas, Oscar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45012&amp;seasonid=11612">Castor, Juan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<text:a xlink:href="http://majorarenasoccer.stats.pointstreak.com/playerpage.html?playerid=7381593&amp;seasonid=11612">Rodriguez, Alfred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702789&amp;seasonid=11612">Padilla, Jesus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453323&amp;seasonid=11612">Covarrubias, Shino</text:a>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45471&amp;seasonid=11612">Guerrero, Gerardo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414218&amp;seasonid=11612">Lara, Oswaldo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5545480&amp;seasonid=11612">Villaseñor, Alberto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9034969&amp;seasonid=11612">Rodriguez, Jose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512400&amp;seasonid=11612">Medina, Luis</text:a></text:p>
          </table:table-cell>
          <table:table-cell table:style-name="ce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45049&amp;seasonid=11612">Huezo, Carlos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a xlink:href="http://majorarenasoccer.stats.pointstreak.com/playerpage.html?playerid=7515005&amp;seasonid=11612">Rivera, Humberto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69679&amp;seasonid=11612">Rubio, Mario</text:a></text:p>
          </table:table-cell>
          <table:table-cell table:style-name="ce2"/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<text:a xlink:href="http://majorarenasoccer.stats.pointstreak.com/playerpage.html?playerid=6502025&amp;seasonid=11612">Burgos, Erick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45056&amp;seasonid=11612">Clibourne, Obie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45051&amp;seasonid=11612">Cano, Fernando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463015&amp;seasonid=11612">Cebreros, Mari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5545515&amp;seasonid=11612">Meza, Jua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569680&amp;seasonid=11612">Colunga, Josiel</text:a></text:p>
          </table:table-cell>
          <table:table-cell table:style-name="ce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45502&amp;seasonid=11612">Rivas, Jesus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515004&amp;seasonid=11612">Gonzalez, Abraham</text:a></text:p>
          </table:table-cell>
          <table:table-cell table:style-name="ce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512402&amp;seasonid=11612">Torres, Ramon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732827&amp;seasonid=11612">Moreno, Mari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681554&amp;seasonid=11612">Madrid, Roma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569681&amp;seasonid=11612">Villegas, Jesus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522698&amp;seasonid=11612">Rodriguez, Guillermo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614477&amp;seasonid=11612">Garcia, Alexande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347861&amp;seasonid=11612&amp;sortby=jersey">#</text:a></text:p>
          </table:table-cell>
          <table:table-cell office:value-type="string">
            <text:p><text:a xlink:href="http://majorarenasoccer.stats.pointstreak.com/teamplayerstats.html?teamid=347861&amp;seasonid=11612&amp;sortby=name">PLAYERS</text:a></text:p>
          </table:table-cell>
          <table:table-cell office:value-type="string">
            <text:p><text:a xlink:href="http://majorarenasoccer.stats.pointstreak.com/teamplayerstats.html?teamid=347861&amp;seasonid=11612&amp;sortby=pos">POS</text:a></text:p>
          </table:table-cell>
          <table:table-cell office:value-type="string">
            <text:p><text:a xlink:href="http://majorarenasoccer.stats.pointstreak.com/teamplayerstats.html?teamid=347861&amp;seasonid=11612&amp;sortby=gpp">GP</text:a></text:p>
          </table:table-cell>
          <table:table-cell office:value-type="string">
            <text:p><text:a xlink:href="http://majorarenasoccer.stats.pointstreak.com/teamplayerstats.html?teamid=347861&amp;seasonid=11612&amp;sortby=g">G</text:a></text:p>
          </table:table-cell>
          <table:table-cell office:value-type="string">
            <text:p><text:a xlink:href="http://majorarenasoccer.stats.pointstreak.com/teamplayerstats.html?teamid=347861&amp;seasonid=11612&amp;sortby=a">A</text:a></text:p>
          </table:table-cell>
          <table:table-cell office:value-type="string">
            <text:p><text:a xlink:href="http://majorarenasoccer.stats.pointstreak.com/teamplayerstats.html?teamid=347861&amp;seasonid=11612">PTS</text:a></text:p>
          </table:table-cell>
          <table:table-cell office:value-type="string">
            <text:p><text:a xlink:href="http://majorarenasoccer.stats.pointstreak.com/teamplayerstats.html?teamid=347861&amp;seasonid=11612&amp;sortby=shotstotal">S</text:a></text:p>
          </table:table-cell>
          <table:table-cell office:value-type="string">
            <text:p><text:a xlink:href="http://majorarenasoccer.stats.pointstreak.com/teamplayerstats.html?teamid=347861&amp;seasonid=11612&amp;sortby=pim">PIM</text:a></text:p>
          </table:table-cell>
          <table:table-cell office:value-type="string">
            <text:p><text:a xlink:href="http://majorarenasoccer.stats.pointstreak.com/teamplayerstats.html?teamid=347861&amp;seasonid=11612&amp;sortby=f">F</text:a></text:p>
          </table:table-cell>
          <table:table-cell office:value-type="string">
            <text:p><text:a xlink:href="http://majorarenasoccer.stats.pointstreak.com/teamplayerstats.html?teamid=347861&amp;seasonid=11612&amp;sortby=blk">BLK</text:a></text:p>
          </table:table-cell>
          <table:table-cell office:value-type="string">
            <text:p><text:a xlink:href="http://majorarenasoccer.stats.pointstreak.com/teamplayerstats.html?teamid=347861&amp;seasonid=11612&amp;sortby=ppg">PPG</text:a></text:p>
          </table:table-cell>
          <table:table-cell office:value-type="string">
            <text:p><text:a xlink:href="http://majorarenasoccer.stats.pointstreak.com/teamplayerstats.html?teamid=347861&amp;seasonid=11612&amp;sortby=shg">SHG</text:a></text:p>
          </table:table-cell>
          <table:table-cell office:value-type="string">
            <text:p><text:a xlink:href="http://majorarenasoccer.stats.pointstreak.com/teamplayerstats.html?teamid=347861&amp;seasonid=11612&amp;sortby=gwg">GWG</text:a></text:p>
          </table:table-cell>
          <table:table-cell office:value-type="string">
            <text:p><text:a xlink:href="http://majorarenasoccer.stats.pointstreak.com/teamplayerstats.html?teamid=347861&amp;seasonid=11612&amp;sortby=eag">SAG</text:a></text:p>
          </table:table-cell>
          <table:table-cell office:value-type="string">
            <text:p><text:a xlink:href="http://majorarenasoccer.stats.pointstreak.com/teamplayerstats.html?teamid=347861&amp;seasonid=11612&amp;sortby=vs6">VS6</text:a></text:p>
          </table:table-cell>
          <table:table-cell office:value-type="string">
            <text:p><text:a xlink:href="http://majorarenasoccer.stats.pointstreak.com/teamplayerstats.html?teamid=347861&amp;seasonid=11612&amp;sortby=shog">SOG</text:a></text:p>
          </table:table-cell>
          <table:table-cell office:value-type="string">
            <text:p><text:a xlink:href="http://majorarenasoccer.stats.pointstreak.com/teamplayerstats.html?teamid=347861&amp;seasonid=11612&amp;sortby=rsg">RSG</text:a></text:p>
          </table:table-cell>
          <table:table-cell office:value-type="string">
            <text:p><text:a xlink:href="http://majorarenasoccer.stats.pointstreak.com/teamplayerstats.html?teamid=347861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1598&amp;seasonid=11612">Garay, Eduard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5016&amp;seasonid=11612">Lopez, Albert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a xlink:href="http://majorarenasoccer.stats.pointstreak.com/playerpage.html?playerid=7345026&amp;seasonid=11612">Sanchez, Ala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024&amp;seasonid=11612">Luna, Ernesto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028&amp;seasonid=11612">Gallardo, Ala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732826&amp;seasonid=11612">Lomeli, Gerzo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45482&amp;seasonid=11612">Lopez, Maico Jacso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12399&amp;seasonid=11612">Martinez, Miguel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14217&amp;seasonid=11612">Montiel, Miguel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45479&amp;seasonid=11612">Caballero, Jose Ju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45018&amp;seasonid=11612">Garcia, Luis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5054&amp;seasonid=11612">Vega, Alfred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5052&amp;seasonid=11612">Benitez, Ernest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Monterrey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188811&amp;seasonid=11612">Martinez, Genoni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33001&amp;seasonid=11612">Tovar, Erick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36813&amp;seasonid=11612">Rosales, Gustav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12133&amp;seasonid=11612">Andrade, Lourenç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188812&amp;seasonid=11612">Birche, Jose Luiz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510019&amp;seasonid=11612">Tapia, Omar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12132&amp;seasonid=11612">Moreno, Bogar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33000&amp;seasonid=11612">Aguilar, Braya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41018&amp;seasonid=11612">Martinez, Edgar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445989&amp;seasonid=11612">Moreno, Martin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312129&amp;seasonid=11612">Pichardo, Carlos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9101658&amp;seasonid=11612">Garza, Jose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7366646&amp;seasonid=11612">Baez, Victor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12126&amp;seasonid=11612">Coria, Marco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332999&amp;seasonid=11612">Gonzalez, Adrian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12134&amp;seasonid=11612">Garcia, Leonard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250322&amp;seasonid=11612">Santibanez, Victor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12135&amp;seasonid=11612">Morales, Juventino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32998&amp;seasonid=11612">Reynoso, Diego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7588164&amp;seasonid=11612">Goncalves da Silva, Ailto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<text:a xlink:href="http://majorarenasoccer.stats.pointstreak.com/playerpage.html?playerid=7391017&amp;seasonid=11612">Gomez, Walte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47631&amp;seasonid=11612">Coria, Marc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62561&amp;seasonid=11612&amp;sortby=jersey">#</text:a></text:p>
          </table:table-cell>
          <table:table-cell office:value-type="string">
            <text:p><text:a xlink:href="http://majorarenasoccer.stats.pointstreak.com/teamplayerstats.html?teamid=462561&amp;seasonid=11612&amp;sortby=name">PLAYERS</text:a></text:p>
          </table:table-cell>
          <table:table-cell office:value-type="string">
            <text:p><text:a xlink:href="http://majorarenasoccer.stats.pointstreak.com/teamplayerstats.html?teamid=462561&amp;seasonid=11612&amp;sortby=pos">POS</text:a></text:p>
          </table:table-cell>
          <table:table-cell office:value-type="string">
            <text:p><text:a xlink:href="http://majorarenasoccer.stats.pointstreak.com/teamplayerstats.html?teamid=462561&amp;seasonid=11612&amp;sortby=gpp">GP</text:a></text:p>
          </table:table-cell>
          <table:table-cell office:value-type="string">
            <text:p><text:a xlink:href="http://majorarenasoccer.stats.pointstreak.com/teamplayerstats.html?teamid=462561&amp;seasonid=11612&amp;sortby=g">G</text:a></text:p>
          </table:table-cell>
          <table:table-cell office:value-type="string">
            <text:p><text:a xlink:href="http://majorarenasoccer.stats.pointstreak.com/teamplayerstats.html?teamid=462561&amp;seasonid=11612&amp;sortby=a">A</text:a></text:p>
          </table:table-cell>
          <table:table-cell office:value-type="string">
            <text:p><text:a xlink:href="http://majorarenasoccer.stats.pointstreak.com/teamplayerstats.html?teamid=462561&amp;seasonid=11612">PTS</text:a></text:p>
          </table:table-cell>
          <table:table-cell office:value-type="string">
            <text:p><text:a xlink:href="http://majorarenasoccer.stats.pointstreak.com/teamplayerstats.html?teamid=462561&amp;seasonid=11612&amp;sortby=shotstotal">S</text:a></text:p>
          </table:table-cell>
          <table:table-cell office:value-type="string">
            <text:p><text:a xlink:href="http://majorarenasoccer.stats.pointstreak.com/teamplayerstats.html?teamid=462561&amp;seasonid=11612&amp;sortby=pim">PIM</text:a></text:p>
          </table:table-cell>
          <table:table-cell office:value-type="string">
            <text:p><text:a xlink:href="http://majorarenasoccer.stats.pointstreak.com/teamplayerstats.html?teamid=462561&amp;seasonid=11612&amp;sortby=f">F</text:a></text:p>
          </table:table-cell>
          <table:table-cell office:value-type="string">
            <text:p><text:a xlink:href="http://majorarenasoccer.stats.pointstreak.com/teamplayerstats.html?teamid=462561&amp;seasonid=11612&amp;sortby=blk">BLK</text:a></text:p>
          </table:table-cell>
          <table:table-cell office:value-type="string">
            <text:p><text:a xlink:href="http://majorarenasoccer.stats.pointstreak.com/teamplayerstats.html?teamid=462561&amp;seasonid=11612&amp;sortby=ppg">PPG</text:a></text:p>
          </table:table-cell>
          <table:table-cell office:value-type="string">
            <text:p><text:a xlink:href="http://majorarenasoccer.stats.pointstreak.com/teamplayerstats.html?teamid=462561&amp;seasonid=11612&amp;sortby=shg">SHG</text:a></text:p>
          </table:table-cell>
          <table:table-cell office:value-type="string">
            <text:p><text:a xlink:href="http://majorarenasoccer.stats.pointstreak.com/teamplayerstats.html?teamid=462561&amp;seasonid=11612&amp;sortby=gwg">GWG</text:a></text:p>
          </table:table-cell>
          <table:table-cell office:value-type="string">
            <text:p><text:a xlink:href="http://majorarenasoccer.stats.pointstreak.com/teamplayerstats.html?teamid=462561&amp;seasonid=11612&amp;sortby=eag">SAG</text:a></text:p>
          </table:table-cell>
          <table:table-cell office:value-type="string">
            <text:p><text:a xlink:href="http://majorarenasoccer.stats.pointstreak.com/teamplayerstats.html?teamid=462561&amp;seasonid=11612&amp;sortby=vs6">VS6</text:a></text:p>
          </table:table-cell>
          <table:table-cell office:value-type="string">
            <text:p><text:a xlink:href="http://majorarenasoccer.stats.pointstreak.com/teamplayerstats.html?teamid=462561&amp;seasonid=11612&amp;sortby=shog">SOG</text:a></text:p>
          </table:table-cell>
          <table:table-cell office:value-type="string">
            <text:p><text:a xlink:href="http://majorarenasoccer.stats.pointstreak.com/teamplayerstats.html?teamid=462561&amp;seasonid=11612&amp;sortby=rsg">RSG</text:a></text:p>
          </table:table-cell>
          <table:table-cell office:value-type="string">
            <text:p><text:a xlink:href="http://majorarenasoccer.stats.pointstreak.com/teamplayerstats.html?teamid=462561&amp;seasonid=11612&amp;sortby=pc">PKG</text:a>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457804&amp;seasonid=11612">Jauregui, Mari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12062&amp;seasonid=11612">Arellano, Jesus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2202&amp;seasonid=11612">Nicanor, Hector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6120&amp;seasonid=11612">Gaitan, Walter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12130&amp;seasonid=11612">Arechiga, Emmanuel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35592&amp;seasonid=11612">Nunez, Claudi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12136&amp;seasonid=11612">Gonzalez, Nestor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1018&amp;seasonid=11612">Portes, Aurelio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Ontari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10639&amp;seasonid=11612">Dias, Tiguinho</text:a></text:p>
          </table:table-cell>
          <table:table-cell office:value-type="string">
            <text:p>M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32993&amp;seasonid=11612">Nunez, Tino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16764&amp;seasonid=11612">Palmerin, Mikel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491847&amp;seasonid=11612">Bader, Jeff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516749&amp;seasonid=11612">Aterado, Majell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6680&amp;seasonid=11612">Bautista, Zach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496682&amp;seasonid=11612">Bravo, Jonathan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5646384&amp;seasonid=11612">Lilavois, Bernie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7426002&amp;seasonid=11612">Tornel, Robert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majorarenasoccer.stats.pointstreak.com/playerpage.html?playerid=7458824&amp;seasonid=11612">Magana, Francisco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24840&amp;seasonid=11612">Pinto, Luis Henrique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446092&amp;seasonid=11612">Harris, Jay Le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295451&amp;seasonid=11612">Freitas de Carvalho, Sanaldo</text:a></text:p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478387&amp;seasonid=11612">Sanchez, Miguel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581057&amp;seasonid=11612">Gordley, Eli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66354&amp;seasonid=11612">Seisdedos, Hugo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49073&amp;seasonid=11612">Pulido, Joey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49072&amp;seasonid=11612">Pacheco, Joey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503182&amp;seasonid=11612">Kaji, Manabu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458812&amp;seasonid=11612">Vidaurrazaga, Christia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70719&amp;seasonid=11612">Dias, Tiguinh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14537&amp;seasonid=11612">Bravo, Jhonat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347863&amp;seasonid=11612&amp;sortby=jersey">#</text:a></text:p>
          </table:table-cell>
          <table:table-cell office:value-type="string">
            <text:p><text:a xlink:href="http://majorarenasoccer.stats.pointstreak.com/teamplayerstats.html?teamid=347863&amp;seasonid=11612&amp;sortby=name">PLAYERS</text:a></text:p>
          </table:table-cell>
          <table:table-cell office:value-type="string">
            <text:p><text:a xlink:href="http://majorarenasoccer.stats.pointstreak.com/teamplayerstats.html?teamid=347863&amp;seasonid=11612&amp;sortby=pos">POS</text:a></text:p>
          </table:table-cell>
          <table:table-cell office:value-type="string">
            <text:p><text:a xlink:href="http://majorarenasoccer.stats.pointstreak.com/teamplayerstats.html?teamid=347863&amp;seasonid=11612&amp;sortby=gpp">GP</text:a></text:p>
          </table:table-cell>
          <table:table-cell office:value-type="string">
            <text:p><text:a xlink:href="http://majorarenasoccer.stats.pointstreak.com/teamplayerstats.html?teamid=347863&amp;seasonid=11612&amp;sortby=g">G</text:a></text:p>
          </table:table-cell>
          <table:table-cell office:value-type="string">
            <text:p><text:a xlink:href="http://majorarenasoccer.stats.pointstreak.com/teamplayerstats.html?teamid=347863&amp;seasonid=11612&amp;sortby=a">A</text:a></text:p>
          </table:table-cell>
          <table:table-cell office:value-type="string">
            <text:p><text:a xlink:href="http://majorarenasoccer.stats.pointstreak.com/teamplayerstats.html?teamid=347863&amp;seasonid=11612">PTS</text:a></text:p>
          </table:table-cell>
          <table:table-cell office:value-type="string">
            <text:p><text:a xlink:href="http://majorarenasoccer.stats.pointstreak.com/teamplayerstats.html?teamid=347863&amp;seasonid=11612&amp;sortby=shotstotal">S</text:a></text:p>
          </table:table-cell>
          <table:table-cell office:value-type="string">
            <text:p><text:a xlink:href="http://majorarenasoccer.stats.pointstreak.com/teamplayerstats.html?teamid=347863&amp;seasonid=11612&amp;sortby=pim">PIM</text:a></text:p>
          </table:table-cell>
          <table:table-cell office:value-type="string">
            <text:p><text:a xlink:href="http://majorarenasoccer.stats.pointstreak.com/teamplayerstats.html?teamid=347863&amp;seasonid=11612&amp;sortby=f">F</text:a></text:p>
          </table:table-cell>
          <table:table-cell office:value-type="string">
            <text:p><text:a xlink:href="http://majorarenasoccer.stats.pointstreak.com/teamplayerstats.html?teamid=347863&amp;seasonid=11612&amp;sortby=blk">BLK</text:a></text:p>
          </table:table-cell>
          <table:table-cell office:value-type="string">
            <text:p><text:a xlink:href="http://majorarenasoccer.stats.pointstreak.com/teamplayerstats.html?teamid=347863&amp;seasonid=11612&amp;sortby=ppg">PPG</text:a></text:p>
          </table:table-cell>
          <table:table-cell office:value-type="string">
            <text:p><text:a xlink:href="http://majorarenasoccer.stats.pointstreak.com/teamplayerstats.html?teamid=347863&amp;seasonid=11612&amp;sortby=shg">SHG</text:a></text:p>
          </table:table-cell>
          <table:table-cell office:value-type="string">
            <text:p><text:a xlink:href="http://majorarenasoccer.stats.pointstreak.com/teamplayerstats.html?teamid=347863&amp;seasonid=11612&amp;sortby=gwg">GWG</text:a></text:p>
          </table:table-cell>
          <table:table-cell office:value-type="string">
            <text:p><text:a xlink:href="http://majorarenasoccer.stats.pointstreak.com/teamplayerstats.html?teamid=347863&amp;seasonid=11612&amp;sortby=eag">SAG</text:a></text:p>
          </table:table-cell>
          <table:table-cell office:value-type="string">
            <text:p><text:a xlink:href="http://majorarenasoccer.stats.pointstreak.com/teamplayerstats.html?teamid=347863&amp;seasonid=11612&amp;sortby=vs6">VS6</text:a></text:p>
          </table:table-cell>
          <table:table-cell office:value-type="string">
            <text:p><text:a xlink:href="http://majorarenasoccer.stats.pointstreak.com/teamplayerstats.html?teamid=347863&amp;seasonid=11612&amp;sortby=shog">SOG</text:a></text:p>
          </table:table-cell>
          <table:table-cell office:value-type="string">
            <text:p><text:a xlink:href="http://majorarenasoccer.stats.pointstreak.com/teamplayerstats.html?teamid=347863&amp;seasonid=11612&amp;sortby=rsg">RSG</text:a></text:p>
          </table:table-cell>
          <table:table-cell office:value-type="string">
            <text:p><text:a xlink:href="http://majorarenasoccer.stats.pointstreak.com/teamplayerstats.html?teamid=347863&amp;seasonid=11612&amp;sortby=pc">PKG</text:a>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48950&amp;seasonid=11612">Piffer, Luis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82485&amp;seasonid=11612">Sesay, Israel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6003&amp;seasonid=11612">Ritchie, Steve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6004&amp;seasonid=11612">Negrete, Heriberto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1339&amp;seasonid=11612">Camacho, Andru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1340&amp;seasonid=11612">Gutierrez, Isra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8825&amp;seasonid=11612">Rodriguez, Artur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5999&amp;seasonid=11612">Gonzales, Bren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6681&amp;seasonid=11612">Martinez, Jayr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9070&amp;seasonid=11612">Gutierrez, Mari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9071&amp;seasonid=11612">Mendoza, Oscar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crament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360894&amp;seasonid=11612">Portillo, Jaime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360900&amp;seasonid=11612">Sandoval, Chris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499667&amp;seasonid=11612">Fernandez, Jorge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4895&amp;seasonid=11612">Martin, Jaso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70711&amp;seasonid=11612">Nunes, Brady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499661&amp;seasonid=11612">Aragon, Eric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411570&amp;seasonid=11612">Carranza, Ernesto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60899&amp;seasonid=11612">Alvarez, Max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60902&amp;seasonid=11612">Levesque, Norman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4885&amp;seasonid=11612">Bonilla, Selvi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468058&amp;seasonid=11612">Mitchell, Justi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6494894&amp;seasonid=11612">Lupercio, Pedr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7367093&amp;seasonid=11612">Weislogel, Jay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majorarenasoccer.stats.pointstreak.com/playerpage.html?playerid=7388218&amp;seasonid=11612">Espinoza, Ale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388217&amp;seasonid=11612">Paz, Alex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412672&amp;seasonid=11612">Flores, Jua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6494888&amp;seasonid=11612">Fresquez, Jua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6494893&amp;seasonid=11612">Lopez, Emanuel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360885&amp;seasonid=11612">Birnkammer, Marc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00840&amp;seasonid=11612&amp;sortby=jersey">#</text:a></text:p>
          </table:table-cell>
          <table:table-cell office:value-type="string">
            <text:p><text:a xlink:href="http://majorarenasoccer.stats.pointstreak.com/teamplayerstats.html?teamid=400840&amp;seasonid=11612&amp;sortby=name">PLAYERS</text:a></text:p>
          </table:table-cell>
          <table:table-cell office:value-type="string">
            <text:p><text:a xlink:href="http://majorarenasoccer.stats.pointstreak.com/teamplayerstats.html?teamid=400840&amp;seasonid=11612&amp;sortby=pos">POS</text:a></text:p>
          </table:table-cell>
          <table:table-cell office:value-type="string">
            <text:p><text:a xlink:href="http://majorarenasoccer.stats.pointstreak.com/teamplayerstats.html?teamid=400840&amp;seasonid=11612&amp;sortby=gpp">GP</text:a></text:p>
          </table:table-cell>
          <table:table-cell office:value-type="string">
            <text:p><text:a xlink:href="http://majorarenasoccer.stats.pointstreak.com/teamplayerstats.html?teamid=400840&amp;seasonid=11612&amp;sortby=g">G</text:a></text:p>
          </table:table-cell>
          <table:table-cell office:value-type="string">
            <text:p><text:a xlink:href="http://majorarenasoccer.stats.pointstreak.com/teamplayerstats.html?teamid=400840&amp;seasonid=11612&amp;sortby=a">A</text:a></text:p>
          </table:table-cell>
          <table:table-cell office:value-type="string">
            <text:p><text:a xlink:href="http://majorarenasoccer.stats.pointstreak.com/teamplayerstats.html?teamid=400840&amp;seasonid=11612">PTS</text:a></text:p>
          </table:table-cell>
          <table:table-cell office:value-type="string">
            <text:p><text:a xlink:href="http://majorarenasoccer.stats.pointstreak.com/teamplayerstats.html?teamid=400840&amp;seasonid=11612&amp;sortby=shotstotal">S</text:a></text:p>
          </table:table-cell>
          <table:table-cell office:value-type="string">
            <text:p><text:a xlink:href="http://majorarenasoccer.stats.pointstreak.com/teamplayerstats.html?teamid=400840&amp;seasonid=11612&amp;sortby=pim">PIM</text:a></text:p>
          </table:table-cell>
          <table:table-cell office:value-type="string">
            <text:p><text:a xlink:href="http://majorarenasoccer.stats.pointstreak.com/teamplayerstats.html?teamid=400840&amp;seasonid=11612&amp;sortby=f">F</text:a></text:p>
          </table:table-cell>
          <table:table-cell office:value-type="string">
            <text:p><text:a xlink:href="http://majorarenasoccer.stats.pointstreak.com/teamplayerstats.html?teamid=400840&amp;seasonid=11612&amp;sortby=blk">BLK</text:a></text:p>
          </table:table-cell>
          <table:table-cell office:value-type="string">
            <text:p><text:a xlink:href="http://majorarenasoccer.stats.pointstreak.com/teamplayerstats.html?teamid=400840&amp;seasonid=11612&amp;sortby=ppg">PPG</text:a></text:p>
          </table:table-cell>
          <table:table-cell office:value-type="string">
            <text:p><text:a xlink:href="http://majorarenasoccer.stats.pointstreak.com/teamplayerstats.html?teamid=400840&amp;seasonid=11612&amp;sortby=shg">SHG</text:a></text:p>
          </table:table-cell>
          <table:table-cell office:value-type="string">
            <text:p><text:a xlink:href="http://majorarenasoccer.stats.pointstreak.com/teamplayerstats.html?teamid=400840&amp;seasonid=11612&amp;sortby=gwg">GWG</text:a></text:p>
          </table:table-cell>
          <table:table-cell office:value-type="string">
            <text:p><text:a xlink:href="http://majorarenasoccer.stats.pointstreak.com/teamplayerstats.html?teamid=400840&amp;seasonid=11612&amp;sortby=eag">SAG</text:a></text:p>
          </table:table-cell>
          <table:table-cell office:value-type="string">
            <text:p><text:a xlink:href="http://majorarenasoccer.stats.pointstreak.com/teamplayerstats.html?teamid=400840&amp;seasonid=11612&amp;sortby=vs6">VS6</text:a></text:p>
          </table:table-cell>
          <table:table-cell office:value-type="string">
            <text:p><text:a xlink:href="http://majorarenasoccer.stats.pointstreak.com/teamplayerstats.html?teamid=400840&amp;seasonid=11612&amp;sortby=shog">SOG</text:a></text:p>
          </table:table-cell>
          <table:table-cell office:value-type="string">
            <text:p><text:a xlink:href="http://majorarenasoccer.stats.pointstreak.com/teamplayerstats.html?teamid=400840&amp;seasonid=11612&amp;sortby=rsg">RSG</text:a></text:p>
          </table:table-cell>
          <table:table-cell office:value-type="string">
            <text:p><text:a xlink:href="http://majorarenasoccer.stats.pointstreak.com/teamplayerstats.html?teamid=400840&amp;seasonid=11612&amp;sortby=pc">PKG</text:a>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496834&amp;seasonid=11612">Sanchez, Edso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2741&amp;seasonid=11612">Mendez, Jesus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4899&amp;seasonid=11612">Tenorio, Patricio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41952&amp;seasonid=11612">Brambila, Hugo</text:a>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889&amp;seasonid=11612">Lopez, Maurilio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41965&amp;seasonid=11612">Mata, Alex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25666&amp;seasonid=11612">Villanueva, Andres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66522&amp;seasonid=11612">Soltero, Edric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27439&amp;seasonid=11612">Soltero, Irvin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896&amp;seasonid=11612">Silveira, Gabrie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37026&amp;seasonid=11612">Politron, Dieg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888&amp;seasonid=11612">Marroquin, Dieg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901&amp;seasonid=11612">Matteoli, Zack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41962&amp;seasonid=11612">Mata, Juan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2190&amp;seasonid=11612">Scammacca, Matt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589494&amp;seasonid=11612">Harvey, Eric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37027&amp;seasonid=11612">Trevino, Francisc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887&amp;seasonid=11612">Turgeson, Mark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4886&amp;seasonid=11612">Brioso, Nik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5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ltill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65720&amp;seasonid=11612">Cerda, Cesar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366643&amp;seasonid=11612">Juarez, Saul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465156&amp;seasonid=11612">Ramos, Isai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382999&amp;seasonid=11612">Rosendo Almeida, Sergio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84827&amp;seasonid=11612">Moreno, Luis</text:a></text:p>
          </table:table-cell>
          <table:table-cell office:value-type="string">
            <text:p>D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6642&amp;seasonid=11612">Hernandez, Mari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366638&amp;seasonid=11612">Cervantes, Daniel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394225&amp;seasonid=11612">Valdez, Carlos</text:a>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366641&amp;seasonid=11612">Raygoza Medrano, Rafael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466353&amp;seasonid=11612">Diaz, Francisco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365719&amp;seasonid=11612">Nava, Jesus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365718&amp;seasonid=11612">Leos, Alan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7366647&amp;seasonid=11612">Tanaka, Abel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84820&amp;seasonid=11612">Valentin, Manuel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89888&amp;seasonid=11612">Cerda, Raul</text:a></text:p>
          </table:table-cell>
          <table:table-cell table:style-name="ce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97926&amp;seasonid=11612">llanas, Jair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42598&amp;seasonid=11612">Palacio, Emmanuel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83004&amp;seasonid=11612">Juarez, Alejandro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66644&amp;seasonid=11612">Pedraza, Jesus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7383007&amp;seasonid=11612">Robles, Adrian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9170817&amp;seasonid=11612">Diaz, Francisco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<text:a xlink:href="http://majorarenasoccer.stats.pointstreak.com/playerpage.html?playerid=7394222&amp;seasonid=11612">Vasquez, Irineo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<text:a xlink:href="http://majorarenasoccer.stats.pointstreak.com/playerpage.html?playerid=7366640&amp;seasonid=11612">Aguilar, Jose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147879&amp;seasonid=11612">Davila, Marco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94224&amp;seasonid=11612">Campos, Elizandro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7489886&amp;seasonid=11612">Montoya, Christian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<text:a xlink:href="http://majorarenasoccer.stats.pointstreak.com/playerpage.html?playerid=7366639&amp;seasonid=11612">Alegria, Jorg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62560&amp;seasonid=11612&amp;sortby=jersey">#</text:a></text:p>
          </table:table-cell>
          <table:table-cell office:value-type="string">
            <text:p><text:a xlink:href="http://majorarenasoccer.stats.pointstreak.com/teamplayerstats.html?teamid=462560&amp;seasonid=11612&amp;sortby=name">PLAYERS</text:a></text:p>
          </table:table-cell>
          <table:table-cell office:value-type="string">
            <text:p><text:a xlink:href="http://majorarenasoccer.stats.pointstreak.com/teamplayerstats.html?teamid=462560&amp;seasonid=11612&amp;sortby=pos">POS</text:a></text:p>
          </table:table-cell>
          <table:table-cell office:value-type="string">
            <text:p><text:a xlink:href="http://majorarenasoccer.stats.pointstreak.com/teamplayerstats.html?teamid=462560&amp;seasonid=11612&amp;sortby=gpp">GP</text:a></text:p>
          </table:table-cell>
          <table:table-cell office:value-type="string">
            <text:p><text:a xlink:href="http://majorarenasoccer.stats.pointstreak.com/teamplayerstats.html?teamid=462560&amp;seasonid=11612&amp;sortby=g">G</text:a></text:p>
          </table:table-cell>
          <table:table-cell office:value-type="string">
            <text:p><text:a xlink:href="http://majorarenasoccer.stats.pointstreak.com/teamplayerstats.html?teamid=462560&amp;seasonid=11612&amp;sortby=a">A</text:a></text:p>
          </table:table-cell>
          <table:table-cell office:value-type="string">
            <text:p><text:a xlink:href="http://majorarenasoccer.stats.pointstreak.com/teamplayerstats.html?teamid=462560&amp;seasonid=11612">PTS</text:a></text:p>
          </table:table-cell>
          <table:table-cell office:value-type="string">
            <text:p><text:a xlink:href="http://majorarenasoccer.stats.pointstreak.com/teamplayerstats.html?teamid=462560&amp;seasonid=11612&amp;sortby=shotstotal">S</text:a></text:p>
          </table:table-cell>
          <table:table-cell office:value-type="string">
            <text:p><text:a xlink:href="http://majorarenasoccer.stats.pointstreak.com/teamplayerstats.html?teamid=462560&amp;seasonid=11612&amp;sortby=pim">PIM</text:a></text:p>
          </table:table-cell>
          <table:table-cell office:value-type="string">
            <text:p><text:a xlink:href="http://majorarenasoccer.stats.pointstreak.com/teamplayerstats.html?teamid=462560&amp;seasonid=11612&amp;sortby=f">F</text:a></text:p>
          </table:table-cell>
          <table:table-cell office:value-type="string">
            <text:p><text:a xlink:href="http://majorarenasoccer.stats.pointstreak.com/teamplayerstats.html?teamid=462560&amp;seasonid=11612&amp;sortby=blk">BLK</text:a></text:p>
          </table:table-cell>
          <table:table-cell office:value-type="string">
            <text:p><text:a xlink:href="http://majorarenasoccer.stats.pointstreak.com/teamplayerstats.html?teamid=462560&amp;seasonid=11612&amp;sortby=ppg">PPG</text:a></text:p>
          </table:table-cell>
          <table:table-cell office:value-type="string">
            <text:p><text:a xlink:href="http://majorarenasoccer.stats.pointstreak.com/teamplayerstats.html?teamid=462560&amp;seasonid=11612&amp;sortby=shg">SHG</text:a></text:p>
          </table:table-cell>
          <table:table-cell office:value-type="string">
            <text:p><text:a xlink:href="http://majorarenasoccer.stats.pointstreak.com/teamplayerstats.html?teamid=462560&amp;seasonid=11612&amp;sortby=gwg">GWG</text:a></text:p>
          </table:table-cell>
          <table:table-cell office:value-type="string">
            <text:p><text:a xlink:href="http://majorarenasoccer.stats.pointstreak.com/teamplayerstats.html?teamid=462560&amp;seasonid=11612&amp;sortby=eag">SAG</text:a></text:p>
          </table:table-cell>
          <table:table-cell office:value-type="string">
            <text:p><text:a xlink:href="http://majorarenasoccer.stats.pointstreak.com/teamplayerstats.html?teamid=462560&amp;seasonid=11612&amp;sortby=vs6">VS6</text:a></text:p>
          </table:table-cell>
          <table:table-cell office:value-type="string">
            <text:p><text:a xlink:href="http://majorarenasoccer.stats.pointstreak.com/teamplayerstats.html?teamid=462560&amp;seasonid=11612&amp;sortby=shog">SOG</text:a></text:p>
          </table:table-cell>
          <table:table-cell office:value-type="string">
            <text:p><text:a xlink:href="http://majorarenasoccer.stats.pointstreak.com/teamplayerstats.html?teamid=462560&amp;seasonid=11612&amp;sortby=rsg">RSG</text:a></text:p>
          </table:table-cell>
          <table:table-cell office:value-type="string">
            <text:p><text:a xlink:href="http://majorarenasoccer.stats.pointstreak.com/teamplayerstats.html?teamid=462560&amp;seasonid=11612&amp;sortby=pc">PKG</text:a>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66646&amp;seasonid=11612">Baez, Victor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n Dieg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5516762&amp;seasonid=11612">Chiles, Kraig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567808&amp;seasonid=11612">Susi, Aaron</text:a></text:p>
          </table:table-cell>
          <table:table-cell office:value-type="string">
            <text:p>F</text:p>
          </table:table-cell>
          <table:table-cell table:number-columns-repeated="3"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16766&amp;seasonid=11612">Farber, Brian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6690651&amp;seasonid=11612">Reza, Raymund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16752&amp;seasonid=11612">Luna, Chiky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16748&amp;seasonid=11612">Medina, Anthony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491405&amp;seasonid=11612">Hughes, Jeff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16754&amp;seasonid=11612">Velez, Eddie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3581&amp;seasonid=11612">McNeley, Eva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5516753&amp;seasonid=11612">Rovira, Diego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516751&amp;seasonid=11612">Roberto, Ze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5516745&amp;seasonid=11612">OConnor, Bria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5516760&amp;seasonid=11612">Toth, Chris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a xlink:href="http://majorarenasoccer.stats.pointstreak.com/playerpage.html?playerid=5516746&amp;seasonid=11612">Hagerty, Chad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7510148&amp;seasonid=11612">Santos, Jonata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516758&amp;seasonid=11612">Mercuriali, Mike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6642343&amp;seasonid=11612">Topete, Ju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<text:a xlink:href="http://majorarenasoccer.stats.pointstreak.com/playerpage.html?playerid=5681630&amp;seasonid=11612">Sutton, Antonio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5516743&amp;seasonid=11612">Swift, Riley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a xlink:href="http://majorarenasoccer.stats.pointstreak.com/playerpage.html?playerid=6787287&amp;seasonid=11612">Santana, Nelso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347858&amp;seasonid=11612&amp;sortby=jersey">#</text:a></text:p>
          </table:table-cell>
          <table:table-cell office:value-type="string">
            <text:p><text:a xlink:href="http://majorarenasoccer.stats.pointstreak.com/teamplayerstats.html?teamid=347858&amp;seasonid=11612&amp;sortby=name">PLAYERS</text:a></text:p>
          </table:table-cell>
          <table:table-cell office:value-type="string">
            <text:p><text:a xlink:href="http://majorarenasoccer.stats.pointstreak.com/teamplayerstats.html?teamid=347858&amp;seasonid=11612&amp;sortby=pos">POS</text:a></text:p>
          </table:table-cell>
          <table:table-cell office:value-type="string">
            <text:p><text:a xlink:href="http://majorarenasoccer.stats.pointstreak.com/teamplayerstats.html?teamid=347858&amp;seasonid=11612&amp;sortby=gpp">GP</text:a></text:p>
          </table:table-cell>
          <table:table-cell office:value-type="string">
            <text:p><text:a xlink:href="http://majorarenasoccer.stats.pointstreak.com/teamplayerstats.html?teamid=347858&amp;seasonid=11612&amp;sortby=g">G</text:a></text:p>
          </table:table-cell>
          <table:table-cell office:value-type="string">
            <text:p><text:a xlink:href="http://majorarenasoccer.stats.pointstreak.com/teamplayerstats.html?teamid=347858&amp;seasonid=11612&amp;sortby=a">A</text:a></text:p>
          </table:table-cell>
          <table:table-cell office:value-type="string">
            <text:p><text:a xlink:href="http://majorarenasoccer.stats.pointstreak.com/teamplayerstats.html?teamid=347858&amp;seasonid=11612">PTS</text:a></text:p>
          </table:table-cell>
          <table:table-cell office:value-type="string">
            <text:p><text:a xlink:href="http://majorarenasoccer.stats.pointstreak.com/teamplayerstats.html?teamid=347858&amp;seasonid=11612&amp;sortby=shotstotal">S</text:a></text:p>
          </table:table-cell>
          <table:table-cell office:value-type="string">
            <text:p><text:a xlink:href="http://majorarenasoccer.stats.pointstreak.com/teamplayerstats.html?teamid=347858&amp;seasonid=11612&amp;sortby=pim">PIM</text:a></text:p>
          </table:table-cell>
          <table:table-cell office:value-type="string">
            <text:p><text:a xlink:href="http://majorarenasoccer.stats.pointstreak.com/teamplayerstats.html?teamid=347858&amp;seasonid=11612&amp;sortby=f">F</text:a></text:p>
          </table:table-cell>
          <table:table-cell office:value-type="string">
            <text:p><text:a xlink:href="http://majorarenasoccer.stats.pointstreak.com/teamplayerstats.html?teamid=347858&amp;seasonid=11612&amp;sortby=blk">BLK</text:a></text:p>
          </table:table-cell>
          <table:table-cell office:value-type="string">
            <text:p><text:a xlink:href="http://majorarenasoccer.stats.pointstreak.com/teamplayerstats.html?teamid=347858&amp;seasonid=11612&amp;sortby=ppg">PPG</text:a></text:p>
          </table:table-cell>
          <table:table-cell office:value-type="string">
            <text:p><text:a xlink:href="http://majorarenasoccer.stats.pointstreak.com/teamplayerstats.html?teamid=347858&amp;seasonid=11612&amp;sortby=shg">SHG</text:a></text:p>
          </table:table-cell>
          <table:table-cell office:value-type="string">
            <text:p><text:a xlink:href="http://majorarenasoccer.stats.pointstreak.com/teamplayerstats.html?teamid=347858&amp;seasonid=11612&amp;sortby=gwg">GWG</text:a></text:p>
          </table:table-cell>
          <table:table-cell office:value-type="string">
            <text:p><text:a xlink:href="http://majorarenasoccer.stats.pointstreak.com/teamplayerstats.html?teamid=347858&amp;seasonid=11612&amp;sortby=eag">SAG</text:a></text:p>
          </table:table-cell>
          <table:table-cell office:value-type="string">
            <text:p><text:a xlink:href="http://majorarenasoccer.stats.pointstreak.com/teamplayerstats.html?teamid=347858&amp;seasonid=11612&amp;sortby=vs6">VS6</text:a></text:p>
          </table:table-cell>
          <table:table-cell office:value-type="string">
            <text:p><text:a xlink:href="http://majorarenasoccer.stats.pointstreak.com/teamplayerstats.html?teamid=347858&amp;seasonid=11612&amp;sortby=shog">SOG</text:a></text:p>
          </table:table-cell>
          <table:table-cell office:value-type="string">
            <text:p><text:a xlink:href="http://majorarenasoccer.stats.pointstreak.com/teamplayerstats.html?teamid=347858&amp;seasonid=11612&amp;sortby=rsg">RSG</text:a></text:p>
          </table:table-cell>
          <table:table-cell office:value-type="string">
            <text:p><text:a xlink:href="http://majorarenasoccer.stats.pointstreak.com/teamplayerstats.html?teamid=347858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16761&amp;seasonid=11612">Wunderle, Eric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16755&amp;seasonid=11612">Martin, Scott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388723&amp;seasonid=11612">Couch, Matt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3000&amp;seasonid=11612">Archibald, Garth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687344&amp;seasonid=11612">Santos, Jaso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ex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81014&amp;seasonid=11612">Malloy, David</text:a></text:p>
          </table:table-cell>
          <table:table-cell table:style-name="ce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463633&amp;seasonid=11612">Malekani, Clovis</text:a>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7463635&amp;seasonid=11612">Sousa, Henrique</text:a></text:p>
          </table:table-cell>
          <table:table-cell table:style-name="ce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6521039&amp;seasonid=11612">Keeling, Rico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452687&amp;seasonid=11612">Calderon, Alejandro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752830&amp;seasonid=11612">Muluzi, Dalitso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496840&amp;seasonid=11612">Olabarrieta, Mikey</text:a>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6521058&amp;seasonid=11612">Sanchez, Angel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521050&amp;seasonid=11612">Garcia, Hector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7511283&amp;seasonid=11612">Martinez, Iva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521046&amp;seasonid=11612">Meyer, Chris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642347&amp;seasonid=11612">Mena, Tav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6494892&amp;seasonid=11612">Leone, At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567482&amp;seasonid=11612">Garcia, William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7511281&amp;seasonid=11612">Acevedo, Carlos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63630&amp;seasonid=11612">Cruz, Derek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685807&amp;seasonid=11612">Salazar, Israel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467893&amp;seasonid=11612">Luna, Alexander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521045&amp;seasonid=11612">Bradford, Chris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6839&amp;seasonid=11612">Shenton, Thomas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521048&amp;seasonid=11612">Olavarrieta, Jose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81013&amp;seasonid=11612">Montes, Pedro</text:a></text:p>
          </table:table-cell>
          <table:table-cell table:style-name="ce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511282&amp;seasonid=11612">Mixie, Olive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625668&amp;seasonid=11612">Mosher, Abraham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685814&amp;seasonid=11612">Wallace, Zack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496841&amp;seasonid=11612">LeBlanc, Jeff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6685806&amp;seasonid=11612">Carrillo, Mario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511284&amp;seasonid=11612">Aranda, Pablo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463634&amp;seasonid=11612">Lopez, Omar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7511278&amp;seasonid=11612">Jimenez, Victor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<text:a xlink:href="http://majorarenasoccer.stats.pointstreak.com/playerpage.html?playerid=7511279&amp;seasonid=11612">Villafuerte, Edso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595349&amp;seasonid=11612">Mena, Oma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7511280&amp;seasonid=11612">Schuster, Gary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567485&amp;seasonid=11612">Cogan, Topper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96115&amp;seasonid=11612">Johnston, Marsha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567483&amp;seasonid=11612">Acuna, Edga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02047&amp;seasonid=11612">Olavarrieta, Jos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502938&amp;seasonid=11612">Carrillo, Mari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08024&amp;seasonid=11612&amp;sortby=jersey">#</text:a></text:p>
          </table:table-cell>
          <table:table-cell office:value-type="string">
            <text:p><text:a xlink:href="http://majorarenasoccer.stats.pointstreak.com/teamplayerstats.html?teamid=408024&amp;seasonid=11612&amp;sortby=name">PLAYERS</text:a></text:p>
          </table:table-cell>
          <table:table-cell office:value-type="string">
            <text:p><text:a xlink:href="http://majorarenasoccer.stats.pointstreak.com/teamplayerstats.html?teamid=408024&amp;seasonid=11612&amp;sortby=pos">POS</text:a></text:p>
          </table:table-cell>
          <table:table-cell office:value-type="string">
            <text:p><text:a xlink:href="http://majorarenasoccer.stats.pointstreak.com/teamplayerstats.html?teamid=408024&amp;seasonid=11612&amp;sortby=gpp">GP</text:a></text:p>
          </table:table-cell>
          <table:table-cell office:value-type="string">
            <text:p><text:a xlink:href="http://majorarenasoccer.stats.pointstreak.com/teamplayerstats.html?teamid=408024&amp;seasonid=11612&amp;sortby=g">G</text:a></text:p>
          </table:table-cell>
          <table:table-cell office:value-type="string">
            <text:p><text:a xlink:href="http://majorarenasoccer.stats.pointstreak.com/teamplayerstats.html?teamid=408024&amp;seasonid=11612&amp;sortby=a">A</text:a></text:p>
          </table:table-cell>
          <table:table-cell office:value-type="string">
            <text:p><text:a xlink:href="http://majorarenasoccer.stats.pointstreak.com/teamplayerstats.html?teamid=408024&amp;seasonid=11612">PTS</text:a></text:p>
          </table:table-cell>
          <table:table-cell office:value-type="string">
            <text:p><text:a xlink:href="http://majorarenasoccer.stats.pointstreak.com/teamplayerstats.html?teamid=408024&amp;seasonid=11612&amp;sortby=shotstotal">S</text:a></text:p>
          </table:table-cell>
          <table:table-cell office:value-type="string">
            <text:p><text:a xlink:href="http://majorarenasoccer.stats.pointstreak.com/teamplayerstats.html?teamid=408024&amp;seasonid=11612&amp;sortby=pim">PIM</text:a></text:p>
          </table:table-cell>
          <table:table-cell office:value-type="string">
            <text:p><text:a xlink:href="http://majorarenasoccer.stats.pointstreak.com/teamplayerstats.html?teamid=408024&amp;seasonid=11612&amp;sortby=f">F</text:a></text:p>
          </table:table-cell>
          <table:table-cell office:value-type="string">
            <text:p><text:a xlink:href="http://majorarenasoccer.stats.pointstreak.com/teamplayerstats.html?teamid=408024&amp;seasonid=11612&amp;sortby=blk">BLK</text:a></text:p>
          </table:table-cell>
          <table:table-cell office:value-type="string">
            <text:p><text:a xlink:href="http://majorarenasoccer.stats.pointstreak.com/teamplayerstats.html?teamid=408024&amp;seasonid=11612&amp;sortby=ppg">PPG</text:a></text:p>
          </table:table-cell>
          <table:table-cell office:value-type="string">
            <text:p><text:a xlink:href="http://majorarenasoccer.stats.pointstreak.com/teamplayerstats.html?teamid=408024&amp;seasonid=11612&amp;sortby=shg">SHG</text:a></text:p>
          </table:table-cell>
          <table:table-cell office:value-type="string">
            <text:p><text:a xlink:href="http://majorarenasoccer.stats.pointstreak.com/teamplayerstats.html?teamid=408024&amp;seasonid=11612&amp;sortby=gwg">GWG</text:a></text:p>
          </table:table-cell>
          <table:table-cell office:value-type="string">
            <text:p><text:a xlink:href="http://majorarenasoccer.stats.pointstreak.com/teamplayerstats.html?teamid=408024&amp;seasonid=11612&amp;sortby=eag">SAG</text:a></text:p>
          </table:table-cell>
          <table:table-cell office:value-type="string">
            <text:p><text:a xlink:href="http://majorarenasoccer.stats.pointstreak.com/teamplayerstats.html?teamid=408024&amp;seasonid=11612&amp;sortby=vs6">VS6</text:a></text:p>
          </table:table-cell>
          <table:table-cell office:value-type="string">
            <text:p><text:a xlink:href="http://majorarenasoccer.stats.pointstreak.com/teamplayerstats.html?teamid=408024&amp;seasonid=11612&amp;sortby=shog">SOG</text:a></text:p>
          </table:table-cell>
          <table:table-cell office:value-type="string">
            <text:p><text:a xlink:href="http://majorarenasoccer.stats.pointstreak.com/teamplayerstats.html?teamid=408024&amp;seasonid=11612&amp;sortby=rsg">RSG</text:a></text:p>
          </table:table-cell>
          <table:table-cell office:value-type="string">
            <text:p><text:a xlink:href="http://majorarenasoccer.stats.pointstreak.com/teamplayerstats.html?teamid=408024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3632&amp;seasonid=11612">Bardales, Benjamin</text:a></text:p>
          </table:table-cell>
          <table:table-cell table:style-name="ce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21049&amp;seasonid=11612">Palacios, Edgar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1015&amp;seasonid=11612">Munoz, Leonel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6903&amp;seasonid=11612">Ortiz, Daniel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595348&amp;seasonid=11612">Flores, Yuri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1012&amp;seasonid=11612">Hoyos, Santiago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0844&amp;seasonid=11612">Frias, Emmanuel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21057&amp;seasonid=11612">Bouchahine, Michael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uls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283620&amp;seasonid=11612">Parente, David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283622&amp;seasonid=11612">Shannon, Thomas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283619&amp;seasonid=11612">Poneys, Michael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215685&amp;seasonid=11612">Coleman, Levi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420871&amp;seasonid=11612">Leung, Dav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215696&amp;seasonid=11612">Guernsey, Sam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446423&amp;seasonid=11612">Beckford, Brian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218222&amp;seasonid=11612">Danza, Josh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591862&amp;seasonid=11612">Nsien, Michae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215695&amp;seasonid=11612">Mason, Matt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456931&amp;seasonid=11612">Tiem, Alex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7492463&amp;seasonid=11612">Bradford, Clark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456930&amp;seasonid=11612">Vargas, Cergi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492426&amp;seasonid=11612">Perez, Jorge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587710&amp;seasonid=11612">Garcia, Jesus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235378&amp;seasonid=11612">Amos, Lewis</text:a></text:p>
          </table:table-cell>
          <table:table-cell office:value-type="string">
            <text:p>G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215698&amp;seasonid=11612">Kelly, Gunnar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235379&amp;seasonid=11612">Barrett, Sheldo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218220&amp;seasonid=11612">Ugbah, Baba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535243&amp;seasonid=11612">Nsien, Kyl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215691&amp;seasonid=11612">Zaylaa, Habib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587267&amp;seasonid=11612">Scott, Nokuse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587711&amp;seasonid=11612">Ramirez, Rene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591641&amp;seasonid=11612">Mason, Joshua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62312&amp;seasonid=11612&amp;sortby=jersey">#</text:a></text:p>
          </table:table-cell>
          <table:table-cell office:value-type="string">
            <text:p><text:a xlink:href="http://majorarenasoccer.stats.pointstreak.com/teamplayerstats.html?teamid=462312&amp;seasonid=11612&amp;sortby=name">PLAYERS</text:a></text:p>
          </table:table-cell>
          <table:table-cell office:value-type="string">
            <text:p><text:a xlink:href="http://majorarenasoccer.stats.pointstreak.com/teamplayerstats.html?teamid=462312&amp;seasonid=11612&amp;sortby=pos">POS</text:a></text:p>
          </table:table-cell>
          <table:table-cell office:value-type="string">
            <text:p><text:a xlink:href="http://majorarenasoccer.stats.pointstreak.com/teamplayerstats.html?teamid=462312&amp;seasonid=11612&amp;sortby=gpp">GP</text:a></text:p>
          </table:table-cell>
          <table:table-cell office:value-type="string">
            <text:p><text:a xlink:href="http://majorarenasoccer.stats.pointstreak.com/teamplayerstats.html?teamid=462312&amp;seasonid=11612&amp;sortby=g">G</text:a></text:p>
          </table:table-cell>
          <table:table-cell office:value-type="string">
            <text:p><text:a xlink:href="http://majorarenasoccer.stats.pointstreak.com/teamplayerstats.html?teamid=462312&amp;seasonid=11612&amp;sortby=a">A</text:a></text:p>
          </table:table-cell>
          <table:table-cell office:value-type="string">
            <text:p><text:a xlink:href="http://majorarenasoccer.stats.pointstreak.com/teamplayerstats.html?teamid=462312&amp;seasonid=11612">PTS</text:a></text:p>
          </table:table-cell>
          <table:table-cell office:value-type="string">
            <text:p><text:a xlink:href="http://majorarenasoccer.stats.pointstreak.com/teamplayerstats.html?teamid=462312&amp;seasonid=11612&amp;sortby=shotstotal">S</text:a></text:p>
          </table:table-cell>
          <table:table-cell office:value-type="string">
            <text:p><text:a xlink:href="http://majorarenasoccer.stats.pointstreak.com/teamplayerstats.html?teamid=462312&amp;seasonid=11612&amp;sortby=pim">PIM</text:a></text:p>
          </table:table-cell>
          <table:table-cell office:value-type="string">
            <text:p><text:a xlink:href="http://majorarenasoccer.stats.pointstreak.com/teamplayerstats.html?teamid=462312&amp;seasonid=11612&amp;sortby=f">F</text:a></text:p>
          </table:table-cell>
          <table:table-cell office:value-type="string">
            <text:p><text:a xlink:href="http://majorarenasoccer.stats.pointstreak.com/teamplayerstats.html?teamid=462312&amp;seasonid=11612&amp;sortby=blk">BLK</text:a></text:p>
          </table:table-cell>
          <table:table-cell office:value-type="string">
            <text:p><text:a xlink:href="http://majorarenasoccer.stats.pointstreak.com/teamplayerstats.html?teamid=462312&amp;seasonid=11612&amp;sortby=ppg">PPG</text:a></text:p>
          </table:table-cell>
          <table:table-cell office:value-type="string">
            <text:p><text:a xlink:href="http://majorarenasoccer.stats.pointstreak.com/teamplayerstats.html?teamid=462312&amp;seasonid=11612&amp;sortby=shg">SHG</text:a></text:p>
          </table:table-cell>
          <table:table-cell office:value-type="string">
            <text:p><text:a xlink:href="http://majorarenasoccer.stats.pointstreak.com/teamplayerstats.html?teamid=462312&amp;seasonid=11612&amp;sortby=gwg">GWG</text:a></text:p>
          </table:table-cell>
          <table:table-cell office:value-type="string">
            <text:p><text:a xlink:href="http://majorarenasoccer.stats.pointstreak.com/teamplayerstats.html?teamid=462312&amp;seasonid=11612&amp;sortby=eag">SAG</text:a></text:p>
          </table:table-cell>
          <table:table-cell office:value-type="string">
            <text:p><text:a xlink:href="http://majorarenasoccer.stats.pointstreak.com/teamplayerstats.html?teamid=462312&amp;seasonid=11612&amp;sortby=vs6">VS6</text:a></text:p>
          </table:table-cell>
          <table:table-cell office:value-type="string">
            <text:p><text:a xlink:href="http://majorarenasoccer.stats.pointstreak.com/teamplayerstats.html?teamid=462312&amp;seasonid=11612&amp;sortby=shog">SOG</text:a></text:p>
          </table:table-cell>
          <table:table-cell office:value-type="string">
            <text:p><text:a xlink:href="http://majorarenasoccer.stats.pointstreak.com/teamplayerstats.html?teamid=462312&amp;seasonid=11612&amp;sortby=rsg">RSG</text:a></text:p>
          </table:table-cell>
          <table:table-cell office:value-type="string">
            <text:p><text:a xlink:href="http://majorarenasoccer.stats.pointstreak.com/teamplayerstats.html?teamid=462312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83621&amp;seasonid=11612">Tayou, Franck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8221&amp;seasonid=11612">Nayaga, Dominiqu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83623&amp;seasonid=11612">Taylor, Bryce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5692&amp;seasonid=11612">El-Kour, Abed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5694&amp;seasonid=11612">Scrapper, Bryant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35380&amp;seasonid=11612">Kamali, David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5693&amp;seasonid=11612">Jackson, Tyrell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8223&amp;seasonid=11612">Perralta, Victor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urlock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34360&amp;seasonid=11612">Pulido, Artur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499658&amp;seasonid=11612">Gutierrez, Adrian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499668&amp;seasonid=11612">Arista, Martyn</text:a></text:p>
          </table:table-cell>
          <table:table-cell office:value-type="string">
            <text:p>D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499660&amp;seasonid=11612">Saldate, Samuel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459003&amp;seasonid=11612">Lopez, Pabl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365805&amp;seasonid=11612">Plascencia, Adria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365799&amp;seasonid=11612">Villanueva, Beau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5499657&amp;seasonid=11612">Horta, Jesse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7365804&amp;seasonid=11612">Garzon, Herb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502278&amp;seasonid=11612">Angeles, Hector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499659&amp;seasonid=11612">Meza, Eduardo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5500370&amp;seasonid=11612">Belmonte, Jesus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499664&amp;seasonid=11612">Barajas, Jose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601988&amp;seasonid=11612">Solis, Cesar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95960&amp;seasonid=11612">Pulido, Adrian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275357&amp;seasonid=11612">Rosales, Javier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612990&amp;seasonid=11612">Carmona, Jorge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85238&amp;seasonid=11612">Lopez, Roberto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452740&amp;seasonid=11612">Pulido, Antonio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6502280&amp;seasonid=11612">Sousa, Sergio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502281&amp;seasonid=11612">Watson, Mitchell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602781&amp;seasonid=11612">Gutierrez, Adria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408165&amp;seasonid=11612">Martinez, Edgar G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551017&amp;seasonid=11612">Watson, Mitchell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347860&amp;seasonid=11612&amp;sortby=jersey">#</text:a></text:p>
          </table:table-cell>
          <table:table-cell office:value-type="string">
            <text:p><text:a xlink:href="http://majorarenasoccer.stats.pointstreak.com/teamplayerstats.html?teamid=347860&amp;seasonid=11612&amp;sortby=name">PLAYERS</text:a></text:p>
          </table:table-cell>
          <table:table-cell office:value-type="string">
            <text:p><text:a xlink:href="http://majorarenasoccer.stats.pointstreak.com/teamplayerstats.html?teamid=347860&amp;seasonid=11612&amp;sortby=pos">POS</text:a></text:p>
          </table:table-cell>
          <table:table-cell office:value-type="string">
            <text:p><text:a xlink:href="http://majorarenasoccer.stats.pointstreak.com/teamplayerstats.html?teamid=347860&amp;seasonid=11612&amp;sortby=gpp">GP</text:a></text:p>
          </table:table-cell>
          <table:table-cell office:value-type="string">
            <text:p><text:a xlink:href="http://majorarenasoccer.stats.pointstreak.com/teamplayerstats.html?teamid=347860&amp;seasonid=11612&amp;sortby=g">G</text:a></text:p>
          </table:table-cell>
          <table:table-cell office:value-type="string">
            <text:p><text:a xlink:href="http://majorarenasoccer.stats.pointstreak.com/teamplayerstats.html?teamid=347860&amp;seasonid=11612&amp;sortby=a">A</text:a></text:p>
          </table:table-cell>
          <table:table-cell office:value-type="string">
            <text:p><text:a xlink:href="http://majorarenasoccer.stats.pointstreak.com/teamplayerstats.html?teamid=347860&amp;seasonid=11612">PTS</text:a></text:p>
          </table:table-cell>
          <table:table-cell office:value-type="string">
            <text:p><text:a xlink:href="http://majorarenasoccer.stats.pointstreak.com/teamplayerstats.html?teamid=347860&amp;seasonid=11612&amp;sortby=shotstotal">S</text:a></text:p>
          </table:table-cell>
          <table:table-cell office:value-type="string">
            <text:p><text:a xlink:href="http://majorarenasoccer.stats.pointstreak.com/teamplayerstats.html?teamid=347860&amp;seasonid=11612&amp;sortby=pim">PIM</text:a></text:p>
          </table:table-cell>
          <table:table-cell office:value-type="string">
            <text:p><text:a xlink:href="http://majorarenasoccer.stats.pointstreak.com/teamplayerstats.html?teamid=347860&amp;seasonid=11612&amp;sortby=f">F</text:a></text:p>
          </table:table-cell>
          <table:table-cell office:value-type="string">
            <text:p><text:a xlink:href="http://majorarenasoccer.stats.pointstreak.com/teamplayerstats.html?teamid=347860&amp;seasonid=11612&amp;sortby=blk">BLK</text:a></text:p>
          </table:table-cell>
          <table:table-cell office:value-type="string">
            <text:p><text:a xlink:href="http://majorarenasoccer.stats.pointstreak.com/teamplayerstats.html?teamid=347860&amp;seasonid=11612&amp;sortby=ppg">PPG</text:a></text:p>
          </table:table-cell>
          <table:table-cell office:value-type="string">
            <text:p><text:a xlink:href="http://majorarenasoccer.stats.pointstreak.com/teamplayerstats.html?teamid=347860&amp;seasonid=11612&amp;sortby=shg">SHG</text:a></text:p>
          </table:table-cell>
          <table:table-cell office:value-type="string">
            <text:p><text:a xlink:href="http://majorarenasoccer.stats.pointstreak.com/teamplayerstats.html?teamid=347860&amp;seasonid=11612&amp;sortby=gwg">GWG</text:a></text:p>
          </table:table-cell>
          <table:table-cell office:value-type="string">
            <text:p><text:a xlink:href="http://majorarenasoccer.stats.pointstreak.com/teamplayerstats.html?teamid=347860&amp;seasonid=11612&amp;sortby=eag">SAG</text:a></text:p>
          </table:table-cell>
          <table:table-cell office:value-type="string">
            <text:p><text:a xlink:href="http://majorarenasoccer.stats.pointstreak.com/teamplayerstats.html?teamid=347860&amp;seasonid=11612&amp;sortby=vs6">VS6</text:a></text:p>
          </table:table-cell>
          <table:table-cell office:value-type="string">
            <text:p><text:a xlink:href="http://majorarenasoccer.stats.pointstreak.com/teamplayerstats.html?teamid=347860&amp;seasonid=11612&amp;sortby=shog">SOG</text:a></text:p>
          </table:table-cell>
          <table:table-cell office:value-type="string">
            <text:p><text:a xlink:href="http://majorarenasoccer.stats.pointstreak.com/teamplayerstats.html?teamid=347860&amp;seasonid=11612&amp;sortby=rsg">RSG</text:a></text:p>
          </table:table-cell>
          <table:table-cell office:value-type="string">
            <text:p><text:a xlink:href="http://majorarenasoccer.stats.pointstreak.com/teamplayerstats.html?teamid=347860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764&amp;seasonid=11612">Holdridge, Nola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12672&amp;seasonid=11612">Flores, Jua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798&amp;seasonid=11612">Corona, Tony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Wichit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60002&amp;seasonid=11612">Clare, Matt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360000&amp;seasonid=11612">Chang, Maikel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60001&amp;seasonid=11612">Pittman, Travis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60008&amp;seasonid=11612">Cordoves, Heviel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a xlink:href="http://majorarenasoccer.stats.pointstreak.com/playerpage.html?playerid=7218735&amp;seasonid=11612">Lawter, Colin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59566&amp;seasonid=11612">Hobson, Brent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360004&amp;seasonid=11612">Jackson, Kevin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9070915&amp;seasonid=11612">Moseley, Alex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228617&amp;seasonid=11612">Lemons, Chris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218737&amp;seasonid=11612">Lima Modesto, Nathan Aragao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96346&amp;seasonid=11612">Bryant, Brady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majorarenasoccer.stats.pointstreak.com/playerpage.html?playerid=7360005&amp;seasonid=11612">Martinez, Larry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a xlink:href="http://majorarenasoccer.stats.pointstreak.com/playerpage.html?playerid=5478845&amp;seasonid=11612">Ordell, Blake</text:a>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223338&amp;seasonid=11612">Barton, Casey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60035&amp;seasonid=11612">Sack, Daniel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218736&amp;seasonid=11612">Martinez, Nic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82050&amp;seasonid=11612">Scognamillo, Anthony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60003&amp;seasonid=11612">Rodriguez, Tico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222712&amp;seasonid=11612">Ten Eyck, Kevin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477274&amp;seasonid=11612">Lemons, Chris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4">
          <table:table-cell table:style-name="ce3" office:value-type="string" table:number-columns-spanned="20" table:number-rows-spanned="1">
            <text:p>Inactive Players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<text:a xlink:href="http://majorarenasoccer.stats.pointstreak.com/teamplayerstats.html?teamid=462559&amp;seasonid=11612&amp;sortby=jersey">#</text:a></text:p>
          </table:table-cell>
          <table:table-cell office:value-type="string">
            <text:p><text:a xlink:href="http://majorarenasoccer.stats.pointstreak.com/teamplayerstats.html?teamid=462559&amp;seasonid=11612&amp;sortby=name">PLAYERS</text:a></text:p>
          </table:table-cell>
          <table:table-cell office:value-type="string">
            <text:p><text:a xlink:href="http://majorarenasoccer.stats.pointstreak.com/teamplayerstats.html?teamid=462559&amp;seasonid=11612&amp;sortby=pos">POS</text:a></text:p>
          </table:table-cell>
          <table:table-cell office:value-type="string">
            <text:p><text:a xlink:href="http://majorarenasoccer.stats.pointstreak.com/teamplayerstats.html?teamid=462559&amp;seasonid=11612&amp;sortby=gpp">GP</text:a></text:p>
          </table:table-cell>
          <table:table-cell office:value-type="string">
            <text:p><text:a xlink:href="http://majorarenasoccer.stats.pointstreak.com/teamplayerstats.html?teamid=462559&amp;seasonid=11612&amp;sortby=g">G</text:a></text:p>
          </table:table-cell>
          <table:table-cell office:value-type="string">
            <text:p><text:a xlink:href="http://majorarenasoccer.stats.pointstreak.com/teamplayerstats.html?teamid=462559&amp;seasonid=11612&amp;sortby=a">A</text:a></text:p>
          </table:table-cell>
          <table:table-cell office:value-type="string">
            <text:p><text:a xlink:href="http://majorarenasoccer.stats.pointstreak.com/teamplayerstats.html?teamid=462559&amp;seasonid=11612">PTS</text:a></text:p>
          </table:table-cell>
          <table:table-cell office:value-type="string">
            <text:p><text:a xlink:href="http://majorarenasoccer.stats.pointstreak.com/teamplayerstats.html?teamid=462559&amp;seasonid=11612&amp;sortby=shotstotal">S</text:a></text:p>
          </table:table-cell>
          <table:table-cell office:value-type="string">
            <text:p><text:a xlink:href="http://majorarenasoccer.stats.pointstreak.com/teamplayerstats.html?teamid=462559&amp;seasonid=11612&amp;sortby=pim">PIM</text:a></text:p>
          </table:table-cell>
          <table:table-cell office:value-type="string">
            <text:p><text:a xlink:href="http://majorarenasoccer.stats.pointstreak.com/teamplayerstats.html?teamid=462559&amp;seasonid=11612&amp;sortby=f">F</text:a></text:p>
          </table:table-cell>
          <table:table-cell office:value-type="string">
            <text:p><text:a xlink:href="http://majorarenasoccer.stats.pointstreak.com/teamplayerstats.html?teamid=462559&amp;seasonid=11612&amp;sortby=blk">BLK</text:a></text:p>
          </table:table-cell>
          <table:table-cell office:value-type="string">
            <text:p><text:a xlink:href="http://majorarenasoccer.stats.pointstreak.com/teamplayerstats.html?teamid=462559&amp;seasonid=11612&amp;sortby=ppg">PPG</text:a></text:p>
          </table:table-cell>
          <table:table-cell office:value-type="string">
            <text:p><text:a xlink:href="http://majorarenasoccer.stats.pointstreak.com/teamplayerstats.html?teamid=462559&amp;seasonid=11612&amp;sortby=shg">SHG</text:a></text:p>
          </table:table-cell>
          <table:table-cell office:value-type="string">
            <text:p><text:a xlink:href="http://majorarenasoccer.stats.pointstreak.com/teamplayerstats.html?teamid=462559&amp;seasonid=11612&amp;sortby=gwg">GWG</text:a></text:p>
          </table:table-cell>
          <table:table-cell office:value-type="string">
            <text:p><text:a xlink:href="http://majorarenasoccer.stats.pointstreak.com/teamplayerstats.html?teamid=462559&amp;seasonid=11612&amp;sortby=eag">SAG</text:a></text:p>
          </table:table-cell>
          <table:table-cell office:value-type="string">
            <text:p><text:a xlink:href="http://majorarenasoccer.stats.pointstreak.com/teamplayerstats.html?teamid=462559&amp;seasonid=11612&amp;sortby=vs6">VS6</text:a></text:p>
          </table:table-cell>
          <table:table-cell office:value-type="string">
            <text:p><text:a xlink:href="http://majorarenasoccer.stats.pointstreak.com/teamplayerstats.html?teamid=462559&amp;seasonid=11612&amp;sortby=shog">SOG</text:a></text:p>
          </table:table-cell>
          <table:table-cell office:value-type="string">
            <text:p><text:a xlink:href="http://majorarenasoccer.stats.pointstreak.com/teamplayerstats.html?teamid=462559&amp;seasonid=11612&amp;sortby=rsg">RSG</text:a></text:p>
          </table:table-cell>
          <table:table-cell office:value-type="string">
            <text:p><text:a xlink:href="http://majorarenasoccer.stats.pointstreak.com/teamplayerstats.html?teamid=462559&amp;seasonid=11612&amp;sortby=pc">PKG</text:a>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75142&amp;seasonid=11612">Cushing, Brian</text:a>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34645&amp;seasonid=11612">Newby, Tom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59554&amp;seasonid=11612">Dewey, Jason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8738&amp;seasonid=11612">Tresierra, Rodrigo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59564&amp;seasonid=11612">McConnell, Matt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17578&amp;seasonid=11612">Bohne, Nik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8834&amp;seasonid=11612">Keith, Natha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8835&amp;seasonid=11612">Hassell, Hans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76358&amp;seasonid=11612">Rayo, Hug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4/23/2016</text:date>, <text:time>20:2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Edgemon</meta:initial-creator>
    <meta:creation-date>2016-04-23T17:26:05</meta:creation-date>
    <dc:date>2016-04-23T20:20:24</dc:date>
    <dc:creator>Christopher Edgemon</dc:creator>
    <meta:editing-duration>PT13M39S</meta:editing-duration>
    <meta:editing-cycles>3</meta:editing-cycles>
    <meta:generator>OpenOffice/4.1.2$Unix OpenOffice.org_project/412m3$Build-9782</meta:generator>
    <meta:document-statistic meta:table-count="3" meta:cell-count="12430" meta:object-count="0"/>
    <meta:user-defined meta:name=""/>
  </office:meta>
</office:document-meta>
</file>